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Batch 2.0 Release Not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chael Brown</meta:initial-creator>
    <dc:date>2012-02-07T19:14:52</dc:date>
    <dc:creator>Michael Brown</dc:creator>
    <meta:editing-duration>PT1M5S</meta:editing-duration>
    <meta:editing-cycles>2</meta:editing-cycles>
    <meta:document-statistic meta:table-count="0" meta:image-count="0" meta:object-count="0" meta:page-count="1" meta:paragraph-count="1" meta:word-count="4" meta:character-count="26"/>
  </office:meta>
</office:document-meta>
</file>